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Fazer Compras</text:p>
      <text:p text:style-name="P1"/>
      <text:p text:style-name="Standard">Grupo: André Wilson Padilha</text:p>
      <text:p text:style-name="Standard"><text:s text:c="7"/>Thaisa Sicco</text:p>
      <text:p text:style-name="Standard"><text:s text:c="7"/>Rafael Watanabe</text:p>
      <text:p text:style-name="Standard"><text:s text:c="7"/>Diego Mesa Decrescenzo</text:p>
      <text:p text:style-name="Standard"><text:s text:c="7"/>Rosana Sebould</text:p>
      <text:p text:style-name="Standard"><text:s text:c="7"/>Jonathan Pereira</text:p>
      <text:p text:style-name="Standard"/>
      <text:p text:style-name="Standard">* Decompor</text:p>
      <text:p text:style-name="Standard"/>
      <text:p text:style-name="Standard">escolher mercado</text:p>
      <text:p text:style-name="Standard">pensar no cardápio da semana</text:p>
      <text:p text:style-name="Standard">fazer lista de compras</text:p>
      <text:p text:style-name="Standard">organizar a lista por categorias</text:p>
      <text:p text:style-name="Standard"/>
      <text:p text:style-name="Standard">* Padrões</text:p>
      <text:p text:style-name="Standard"/>
      <text:p text:style-name="Standard">produtos da mesma categoria</text:p>
      <text:p text:style-name="Standard">tamanho dos produtos</text:p>
      <text:p text:style-name="Standard">peso dos produtos</text:p>
      <text:p text:style-name="Standard">alimentos congelados e não congelados</text:p>
      <text:p text:style-name="Standard"/>
      <text:p text:style-name="Standard">* Abstrair</text:p>
      <text:p text:style-name="Standard"/>
      <text:p text:style-name="Standard">peso (pesado antes de leve)</text:p>
      <text:p text:style-name="Standard">logistica (qual mercado mais proximo)</text:p>
      <text:p text:style-name="Standard">produtos congelados por último</text:p>
      <text:p text:style-name="Standard">separar produtos comestiveis de outros produtos</text:p>
      <text:p text:style-name="Standard"/>
      <text:p text:style-name="Standard">* Algoritmo</text:p>
      <text:p text:style-name="Standard"/>
      <text:p text:style-name="Standard">fazer o cardápio da semana</text:p>
      <text:p text:style-name="Standard">fazer a lista</text:p>
      <text:p text:style-name="Standard">organizar a lista (separar por categoria)</text:p>
      <text:p text:style-name="Standard">verificar mercados nas proximidades e escolher o mais próximo</text:p>
      <text:p text:style-name="Standard">ir até o mercado</text:p>
      <text:p text:style-name="Standard">pegar 2 carrinhos (um para comestíveis, outros para o resto)</text:p>
      <text:p text:style-name="Standard">pegar os produtos mais pesados primeiro</text:p>
      <text:p text:style-name="Standard">deixar os produtos congelados por último</text:p>
      <text:p text:style-name="Standard">passar no caixa</text:p>
      <text:p text:style-name="Standard">embalar</text:p>
      <text:p text:style-name="Standard">pagar</text:p>
      <text:p text:style-name="Standard">ir embor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22:05.811000000</meta:creation-date>
    <dc:date>2021-08-09T12:27:33.614000000</dc:date>
    <meta:editing-duration>PT5M27S</meta:editing-duration>
    <meta:editing-cycles>1</meta:editing-cycles>
    <meta:document-statistic meta:table-count="0" meta:image-count="0" meta:object-count="0" meta:page-count="1" meta:paragraph-count="35" meta:word-count="133" meta:character-count="874" meta:non-whitespace-character-count="741"/>
    <meta:generator>LibreOffice/7.1.4.2$Windows_X86_64 LibreOffice_project/a529a4fab45b75fefc5b6226684193eb000654f6</meta:generator>
  </office:meta>
</office:document-meta>
</file>